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503cm"/>
    </style:style>
    <style:style style:name="gr6" style:family="graphic" style:parent-style-name="standard">
      <style:graphic-properties draw:stroke="none" draw:fill="none" draw:textarea-vertical-align="middle" fo:min-height="2.033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4.3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7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0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.2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.2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278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libri1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alibri1" fo:font-size="12pt" style:font-size-asian="12pt" style:font-size-complex="12pt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style:font-name="Calibri1" fo:font-size="12pt" style:font-size-asian="12pt" style:font-size-complex="1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g>
            <draw:polygon draw:style-name="gr1" draw:text-style-name="P1" draw:layer="layout" svg:width="4.317cm" svg:height="1.27cm" svg:x="7.011cm" svg:y="6.954cm" svg:viewBox="0 0 4318 1271" draw:points="0,1271 4318,1271 4318,0 0,0">
              <text:p/>
            </draw:polygon>
            <draw:polygon draw:style-name="gr2" draw:text-style-name="P2" draw:layer="layout" svg:width="4.317cm" svg:height="1.27cm" svg:x="7.011cm" svg:y="6.954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7.011cm" svg:y="6.686cm">
            <draw:text-box>
              <text:p text:style-name="P3"><text:span text:style-name="T1">Choose to explore or exploit</text:span></text:p>
            </draw:text-box>
          </draw:frame>
        </draw:g>
        <draw:g xml:id="id6" draw:id="id6">
          <draw:g>
            <draw:polygon draw:style-name="gr1" draw:text-style-name="P1" draw:layer="layout" svg:width="4.317cm" svg:height="1.27cm" svg:x="7cm" svg:y="4.443cm" svg:viewBox="0 0 4318 1271" draw:points="0,1271 4318,1271 4318,0 0,0">
              <text:p/>
            </draw:polygon>
            <draw:polygon draw:style-name="gr2" draw:text-style-name="P2" draw:layer="layout" svg:width="4.317cm" svg:height="1.27cm" svg:x="7cm" svg:y="4.443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7cm" svg:y="4.175cm">
            <draw:text-box>
              <text:p text:style-name="P3"><text:span text:style-name="T1">Train Explore, Exploit networks</text:span></text:p>
            </draw:text-box>
          </draw:frame>
        </draw:g>
        <draw:line draw:style-name="gr4" draw:text-style-name="P5" draw:layer="layout" svg:x1="9.159cm" svg:y1="3.286cm" svg:x2="9.159cm" svg:y2="4.429cm">
          <text:p/>
        </draw:line>
        <draw:frame draw:style-name="gr5" draw:text-style-name="P6" draw:layer="layout" svg:width="4.003cm" svg:height="0.747cm" svg:x="9.443cm" svg:y="3.54cm">
          <draw:text-box>
            <text:p><text:span text:style-name="T2">History buffer full</text:span></text:p>
          </draw:text-box>
        </draw:frame>
        <draw:line draw:style-name="gr4" draw:text-style-name="P5" draw:layer="layout" svg:x1="9.128cm" svg:y1="5.699cm" svg:x2="9.128cm" svg:y2="6.842cm">
          <text:p/>
        </draw:line>
        <draw:g>
          <draw:g>
            <draw:polygon draw:style-name="gr1" draw:text-style-name="P1" draw:layer="layout" svg:width="4.317cm" svg:height="1.27cm" svg:x="7.096cm" svg:y="2.001cm" svg:viewBox="0 0 4318 1271" draw:points="0,1271 4318,1271 4318,0 0,0">
              <text:p/>
            </draw:polygon>
            <draw:polygon draw:style-name="gr2" draw:text-style-name="P2" draw:layer="layout" svg:width="4.317cm" svg:height="1.27cm" svg:x="7.096cm" svg:y="2.001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7.096cm" svg:y="1.733cm">
            <draw:text-box>
              <text:p text:style-name="P3"><text:span text:style-name="T1">Randomly select action and observe response</text:span></text:p>
            </draw:text-box>
          </draw:frame>
        </draw:g>
        <draw:line draw:style-name="gr4" draw:text-style-name="P5" draw:layer="layout" svg:x1="7.604cm" svg:y1="8.239cm" svg:x2="7.604cm" svg:y2="9.382cm">
          <text:p/>
        </draw:line>
        <draw:g xml:id="id3" draw:id="id3">
          <draw:g>
            <draw:polygon draw:style-name="gr1" draw:text-style-name="P1" draw:layer="layout" svg:width="4.317cm" svg:height="1.627cm" svg:x="3.794cm" svg:y="9.442cm" svg:viewBox="0 0 4318 1628" draw:points="0,1628 4318,1628 4318,0 0,0">
              <text:p/>
            </draw:polygon>
            <draw:polygon draw:style-name="gr2" draw:text-style-name="P2" draw:layer="layout" svg:width="4.317cm" svg:height="1.627cm" svg:x="3.794cm" svg:y="9.442cm" svg:viewBox="0 0 4318 1628" draw:points="0,1628 4318,1628 4318,0 0,0">
              <text:p/>
            </draw:polygon>
          </draw:g>
          <draw:frame draw:style-name="gr6" draw:text-style-name="P4" draw:layer="layout" svg:width="4.316cm" svg:height="2.315cm" svg:x="3.794cm" svg:y="9.099cm">
            <draw:text-box>
              <text:p text:style-name="P3"><text:span text:style-name="T1">Feed last observed evaluation metrics into Exploit NN</text:span></text:p>
            </draw:text-box>
          </draw:frame>
        </draw:g>
        <draw:frame draw:style-name="gr7" draw:text-style-name="P6" draw:layer="layout" svg:width="1.778cm" svg:height="0.747cm" svg:x="5.291cm" svg:y="8.466cm">
          <draw:text-box>
            <text:p><text:span text:style-name="T2">Exploit</text:span></text:p>
          </draw:text-box>
        </draw:frame>
        <draw:line draw:style-name="gr4" draw:text-style-name="P5" draw:layer="layout" svg:x1="10.779cm" svg:y1="8.239cm" svg:x2="10.779cm" svg:y2="9.382cm">
          <text:p/>
        </draw:line>
        <draw:g>
          <draw:g>
            <draw:polygon draw:style-name="gr1" draw:text-style-name="P1" draw:layer="layout" svg:width="4.317cm" svg:height="1.627cm" svg:x="10.144cm" svg:y="9.442cm" svg:viewBox="0 0 4318 1628" draw:points="0,1628 4318,1628 4318,0 0,0">
              <text:p/>
            </draw:polygon>
            <draw:polygon draw:style-name="gr2" draw:text-style-name="P2" draw:layer="layout" svg:width="4.317cm" svg:height="1.627cm" svg:x="10.144cm" svg:y="9.442cm" svg:viewBox="0 0 4318 1628" draw:points="0,1628 4318,1628 4318,0 0,0">
              <text:p/>
            </draw:polygon>
          </draw:g>
          <draw:frame draw:style-name="gr6" draw:text-style-name="P4" draw:layer="layout" svg:width="4.316cm" svg:height="2.315cm" svg:x="10.144cm" svg:y="9.099cm">
            <draw:text-box>
              <text:p text:style-name="P3"><text:span text:style-name="T1">Feed every possible action into Explore NN</text:span></text:p>
            </draw:text-box>
          </draw:frame>
        </draw:g>
        <draw:frame draw:style-name="gr8" draw:text-style-name="P6" draw:layer="layout" svg:width="1.793cm" svg:height="0.747cm" svg:x="11.033cm" svg:y="8.481cm">
          <draw:text-box>
            <text:p><text:span text:style-name="T2">Explore</text:span></text:p>
          </draw:text-box>
        </draw:frame>
        <draw:line draw:style-name="gr4" draw:text-style-name="P5" draw:layer="layout" svg:x1="12.303cm" svg:y1="11.06cm" svg:x2="12.303cm" svg:y2="12.203cm">
          <text:p/>
        </draw:line>
        <draw:frame draw:style-name="gr9" draw:text-style-name="P6" draw:layer="layout" svg:width="4.828cm" svg:height="1.099cm" svg:x="12.688cm" svg:y="11.151cm">
          <draw:text-box>
            <text:p><text:span text:style-name="T2">Returns expected fitness </text:span></text:p>
            <text:p><text:span text:style-name="T2">values for each action</text:span></text:p>
          </draw:text-box>
        </draw:frame>
        <draw:g>
          <draw:g>
            <draw:polygon draw:style-name="gr1" draw:text-style-name="P1" draw:layer="layout" svg:width="4.317cm" svg:height="1.627cm" svg:x="10.271cm" svg:y="12.363cm" svg:viewBox="0 0 4318 1628" draw:points="0,1628 4318,1628 4318,0 0,0">
              <text:p/>
            </draw:polygon>
            <draw:polygon draw:style-name="gr2" draw:text-style-name="P2" draw:layer="layout" svg:width="4.317cm" svg:height="1.627cm" svg:x="10.271cm" svg:y="12.363cm" svg:viewBox="0 0 4318 1628" draw:points="0,1628 4318,1628 4318,0 0,0">
              <text:p/>
            </draw:polygon>
          </draw:g>
          <draw:frame draw:style-name="gr6" draw:text-style-name="P4" draw:layer="layout" svg:width="4.316cm" svg:height="2.315cm" svg:x="10.271cm" svg:y="12.02cm">
            <draw:text-box>
              <text:p text:style-name="P3"><text:span text:style-name="T1">Choose whether guided or unguided explore</text:span></text:p>
            </draw:text-box>
          </draw:frame>
        </draw:g>
        <draw:line draw:style-name="gr4" draw:text-style-name="P5" draw:layer="layout" svg:x1="10.779cm" svg:y1="13.994cm" svg:x2="10.779cm" svg:y2="15.137cm">
          <text:p/>
        </draw:line>
        <draw:line draw:style-name="gr4" draw:text-style-name="P5" draw:layer="layout" svg:x1="14.079cm" svg:y1="13.994cm" svg:x2="14.079cm" svg:y2="15.137cm">
          <text:p/>
        </draw:line>
        <draw:frame draw:style-name="gr7" draw:text-style-name="P6" draw:layer="layout" svg:width="1.778cm" svg:height="0.747cm" svg:x="8.874cm" svg:y="14.081cm">
          <draw:text-box>
            <text:p><text:span text:style-name="T2">Guided</text:span></text:p>
          </draw:text-box>
        </draw:frame>
        <draw:frame draw:style-name="gr10" draw:text-style-name="P6" draw:layer="layout" svg:width="2.178cm" svg:height="0.747cm" svg:x="14.335cm" svg:y="14.081cm">
          <draw:text-box>
            <text:p><text:span text:style-name="T2">Unguided</text:span></text:p>
          </draw:text-box>
        </draw:frame>
        <draw:g>
          <draw:g>
            <draw:polygon draw:style-name="gr1" draw:text-style-name="P1" draw:layer="layout" svg:width="4.317cm" svg:height="1.627cm" svg:x="10.145cm" svg:y="9.443cm" svg:viewBox="0 0 4318 1628" draw:points="0,1628 4318,1628 4318,0 0,0">
              <text:p/>
            </draw:polygon>
            <draw:polygon draw:style-name="gr2" draw:text-style-name="P2" draw:layer="layout" svg:width="4.317cm" svg:height="1.627cm" svg:x="10.145cm" svg:y="9.443cm" svg:viewBox="0 0 4318 1628" draw:points="0,1628 4318,1628 4318,0 0,0">
              <text:p/>
            </draw:polygon>
          </draw:g>
          <draw:frame draw:style-name="gr6" draw:text-style-name="P4" draw:layer="layout" svg:width="4.316cm" svg:height="2.315cm" svg:x="10.145cm" svg:y="9.1cm">
            <draw:text-box>
              <text:p text:style-name="P3"><text:span text:style-name="T1">Feed every possible action into Explore NN</text:span></text:p>
            </draw:text-box>
          </draw:frame>
        </draw:g>
        <draw:g>
          <draw:g>
            <draw:polygon draw:style-name="gr1" draw:text-style-name="P1" draw:layer="layout" svg:width="4.317cm" svg:height="1.27cm" svg:x="6.969cm" svg:y="15.209cm" svg:viewBox="0 0 4318 1271" draw:points="0,1271 4318,1271 4318,0 0,0">
              <text:p/>
            </draw:polygon>
            <draw:polygon draw:style-name="gr2" draw:text-style-name="P2" draw:layer="layout" svg:width="4.317cm" svg:height="1.27cm" svg:x="6.969cm" svg:y="15.209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6.969cm" svg:y="14.941cm">
            <draw:text-box>
              <text:p text:style-name="P3"><text:span text:style-name="T1">Choose action where fit_pred &gt;= threshold</text:span></text:p>
            </draw:text-box>
          </draw:frame>
        </draw:g>
        <draw:g xml:id="id1" draw:id="id1">
          <draw:g>
            <draw:polygon draw:style-name="gr1" draw:text-style-name="P1" draw:layer="layout" svg:width="4.317cm" svg:height="1.27cm" svg:x="13.565cm" svg:y="15.211cm" svg:viewBox="0 0 4318 1271" draw:points="0,1271 4318,1271 4318,0 0,0">
              <text:p/>
            </draw:polygon>
            <draw:polygon draw:style-name="gr2" draw:text-style-name="P2" draw:layer="layout" svg:width="4.317cm" svg:height="1.27cm" svg:x="13.565cm" svg:y="15.211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13.565cm" svg:y="14.943cm">
            <draw:text-box>
              <text:p text:style-name="P3"><text:span text:style-name="T1">Choose action where fit_pred &lt; threshold</text:span></text:p>
            </draw:text-box>
          </draw:frame>
        </draw:g>
        <draw:g xml:id="id2" draw:id="id2">
          <draw:g>
            <draw:polygon draw:style-name="gr1" draw:text-style-name="P1" draw:layer="layout" svg:width="4.317cm" svg:height="1.27cm" svg:x="6.969cm" svg:y="17.651cm" svg:viewBox="0 0 4318 1271" draw:points="0,1271 4318,1271 4318,0 0,0">
              <text:p/>
            </draw:polygon>
            <draw:polygon draw:style-name="gr2" draw:text-style-name="P2" draw:layer="layout" svg:width="4.317cm" svg:height="1.27cm" svg:x="6.969cm" svg:y="17.651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6.969cm" svg:y="17.383cm">
            <draw:text-box>
              <text:p text:style-name="P3"><text:span text:style-name="T1">Transmit Action to ISS</text:span></text:p>
            </draw:text-box>
          </draw:frame>
        </draw:g>
        <draw:line draw:style-name="gr4" draw:text-style-name="P5" draw:layer="layout" svg:x1="9.001cm" svg:y1="16.494cm" svg:x2="9.001cm" svg:y2="17.637cm">
          <text:p/>
        </draw:line>
        <draw:connector draw:style-name="gr4" draw:text-style-name="P5" draw:layer="layout" svg:x1="15.724cm" svg:y1="16.75cm" svg:x2="11.287cm" svg:y2="18.286cm" draw:start-shape="id1" draw:start-glue-point="2" draw:end-shape="id2" draw:end-glue-point="1" svg:d="M15724 16750v1536h-4437" svg:viewBox="0 0 4438 1537">
          <text:p/>
        </draw:connector>
        <draw:connector draw:style-name="gr4" draw:text-style-name="P5" draw:layer="layout" svg:x1="5.953cm" svg:y1="11.414cm" svg:x2="6.969cm" svg:y2="18.286cm" draw:start-shape="id3" draw:end-shape="id2" draw:end-glue-point="3" svg:d="M5953 11414v6872h1016" svg:viewBox="0 0 1017 6873">
          <text:p/>
        </draw:connector>
        <draw:g>
          <draw:g>
            <draw:polygon draw:style-name="gr1" draw:text-style-name="P1" draw:layer="layout" svg:width="4.317cm" svg:height="1.27cm" svg:x="6.969cm" svg:y="20.116cm" svg:viewBox="0 0 4318 1271" draw:points="0,1271 4318,1271 4318,0 0,0">
              <text:p/>
            </draw:polygon>
            <draw:polygon draw:style-name="gr2" draw:text-style-name="P2" draw:layer="layout" svg:width="4.317cm" svg:height="1.27cm" svg:x="6.969cm" svg:y="20.116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6.969cm" svg:y="19.848cm">
            <draw:text-box>
              <text:p text:style-name="P3"><text:span text:style-name="T1">Transmit Action to ISS</text:span></text:p>
            </draw:text-box>
          </draw:frame>
        </draw:g>
        <draw:line draw:style-name="gr4" draw:text-style-name="P5" draw:layer="layout" svg:x1="9.001cm" svg:y1="18.907cm" svg:x2="9.001cm" svg:y2="20.05cm">
          <text:p/>
        </draw:line>
        <draw:g>
          <draw:g>
            <draw:polygon draw:style-name="gr1" draw:text-style-name="P1" draw:layer="layout" svg:width="4.317cm" svg:height="1.27cm" svg:x="6.969cm" svg:y="22.598cm" svg:viewBox="0 0 4318 1271" draw:points="0,1271 4318,1271 4318,0 0,0">
              <text:p/>
            </draw:polygon>
            <draw:polygon draw:style-name="gr2" draw:text-style-name="P2" draw:layer="layout" svg:width="4.317cm" svg:height="1.27cm" svg:x="6.969cm" svg:y="22.598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6.969cm" svg:y="22.33cm">
            <draw:text-box>
              <text:p text:style-name="P3"><text:span text:style-name="T1">Observe Response</text:span></text:p>
            </draw:text-box>
          </draw:frame>
        </draw:g>
        <draw:line draw:style-name="gr4" draw:text-style-name="P5" draw:layer="layout" svg:x1="9.001cm" svg:y1="21.447cm" svg:x2="9.001cm" svg:y2="22.59cm">
          <text:p/>
        </draw:line>
        <draw:g xml:id="id4" draw:id="id4">
          <draw:g>
            <draw:polygon draw:style-name="gr1" draw:text-style-name="P1" draw:layer="layout" svg:width="4.317cm" svg:height="1.27cm" svg:x="7.096cm" svg:y="25.03cm" svg:viewBox="0 0 4318 1271" draw:points="0,1271 4318,1271 4318,0 0,0">
              <text:p/>
            </draw:polygon>
            <draw:polygon draw:style-name="gr2" draw:text-style-name="P2" draw:layer="layout" svg:width="4.317cm" svg:height="1.27cm" svg:x="7.096cm" svg:y="25.03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7.096cm" svg:y="24.762cm">
            <draw:text-box>
              <text:p text:style-name="P3"><text:span text:style-name="T1">Add to history buffer</text:span></text:p>
            </draw:text-box>
          </draw:frame>
        </draw:g>
        <draw:line draw:style-name="gr4" draw:text-style-name="P5" draw:layer="layout" svg:x1="9.001cm" svg:y1="23.86cm" svg:x2="9.001cm" svg:y2="25.003cm">
          <text:p/>
        </draw:line>
        <draw:connector draw:style-name="gr4" draw:text-style-name="P5" draw:layer="layout" draw:line-skew="-3.72cm" svg:x1="7.096cm" svg:y1="25.665cm" svg:x2="7.011cm" svg:y2="7.589cm" draw:start-shape="id4" draw:start-glue-point="3" draw:end-shape="id5" draw:end-glue-point="3" svg:d="M7096 25665h-4318v-18076h4233" svg:viewBox="0 0 4319 18077">
          <text:p/>
        </draw:connector>
        <draw:frame draw:style-name="gr11" draw:text-style-name="P6" draw:layer="layout" svg:width="4.202cm" svg:height="0.747cm" svg:x="2.767cm" svg:y="24.764cm">
          <draw:text-box>
            <text:p><text:span text:style-name="T2">History buffer not full</text:span></text:p>
          </draw:text-box>
        </draw:frame>
        <draw:frame draw:style-name="gr12" draw:text-style-name="P6" draw:layer="layout" svg:width="3.516cm" svg:height="0.747cm" svg:x="11.784cm" svg:y="25.018cm">
          <draw:text-box>
            <text:p><text:span text:style-name="T2">History buffer full</text:span></text:p>
          </draw:text-box>
        </draw:frame>
        <draw:connector draw:style-name="gr4" draw:text-style-name="P5" draw:layer="layout" draw:line-skew="6.98cm" svg:x1="11.414cm" svg:y1="25.665cm" svg:x2="11.318cm" svg:y2="5.078cm" draw:start-shape="id4" draw:start-glue-point="1" draw:end-shape="id6" draw:end-glue-point="1" svg:d="M11414 25665h7493v-20587h-7589" svg:viewBox="0 0 7590 20588">
          <text:p/>
        </draw:connector>
      </draw:page>
      <draw:page draw:name="page2" draw:style-name="dp1" draw:master-page-name="Default">
        <draw:g xml:id="id7" draw:id="id7">
          <draw:g>
            <draw:polygon draw:style-name="gr1" draw:text-style-name="P1" draw:layer="layout" svg:width="4.317cm" svg:height="1.27cm" svg:x="8.622cm" svg:y="10.706cm" svg:viewBox="0 0 4318 1271" draw:points="0,1271 4318,1271 4318,0 0,0">
              <text:p/>
            </draw:polygon>
            <draw:polygon draw:style-name="gr2" draw:text-style-name="P2" draw:layer="layout" svg:width="4.317cm" svg:height="1.27cm" svg:x="8.622cm" svg:y="10.706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8.622cm" svg:y="10.438cm">
            <draw:text-box>
              <text:p text:style-name="P3"><text:span text:style-name="T1">Is x &gt; ϵ?</text:span></text:p>
            </draw:text-box>
          </draw:frame>
        </draw:g>
        <draw:g xml:id="id17" draw:id="id17">
          <draw:g>
            <draw:polygon draw:style-name="gr1" draw:text-style-name="P1" draw:layer="layout" svg:width="4.317cm" svg:height="1.27cm" svg:x="8.622cm" svg:y="3.532cm" svg:viewBox="0 0 4318 1271" draw:points="0,1271 4318,1271 4318,0 0,0">
              <text:p/>
            </draw:polygon>
            <draw:polygon draw:style-name="gr2" draw:text-style-name="P2" draw:layer="layout" svg:width="4.317cm" svg:height="1.27cm" svg:x="8.622cm" svg:y="3.532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8.622cm" svg:y="3.264cm">
            <draw:text-box>
              <text:p text:style-name="P3"><text:span text:style-name="T1">Train Explore, Exploit networks</text:span></text:p>
            </draw:text-box>
          </draw:frame>
        </draw:g>
        <draw:frame draw:style-name="gr5" draw:text-style-name="P6" draw:layer="layout" svg:width="4.003cm" svg:height="0.747cm" svg:x="10.968cm" svg:y="2.68cm">
          <draw:text-box>
            <text:p><text:span text:style-name="T2">History buffer full</text:span></text:p>
          </draw:text-box>
        </draw:frame>
        <draw:g xml:id="id18" draw:id="id18">
          <draw:g>
            <draw:polygon draw:style-name="gr1" draw:text-style-name="P1" draw:layer="layout" svg:width="4.317cm" svg:height="1.27cm" svg:x="8.622cm" svg:y="1.141cm" svg:viewBox="0 0 4318 1271" draw:points="0,1271 4318,1271 4318,0 0,0">
              <text:p/>
            </draw:polygon>
            <draw:polygon draw:style-name="gr2" draw:text-style-name="P2" draw:layer="layout" svg:width="4.317cm" svg:height="1.27cm" svg:x="8.622cm" svg:y="1.141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8.622cm" svg:y="0.873cm">
            <draw:text-box>
              <text:p text:style-name="P3"><text:span text:style-name="T1">Randomly select action and observe response</text:span></text:p>
            </draw:text-box>
          </draw:frame>
        </draw:g>
        <draw:g xml:id="id8" draw:id="id8">
          <draw:g>
            <draw:polygon draw:style-name="gr1" draw:text-style-name="P1" draw:layer="layout" svg:width="4.317cm" svg:height="1.627cm" svg:x="2.275cm" svg:y="10.527cm" svg:viewBox="0 0 4318 1628" draw:points="0,1628 4318,1628 4318,0 0,0">
              <text:p/>
            </draw:polygon>
            <draw:polygon draw:style-name="gr2" draw:text-style-name="P2" draw:layer="layout" svg:width="4.317cm" svg:height="1.627cm" svg:x="2.275cm" svg:y="10.527cm" svg:viewBox="0 0 4318 1628" draw:points="0,1628 4318,1628 4318,0 0,0">
              <text:p/>
            </draw:polygon>
          </draw:g>
          <draw:frame draw:style-name="gr6" draw:text-style-name="P4" draw:layer="layout" svg:width="4.316cm" svg:height="2.315cm" svg:x="2.275cm" svg:y="10.184cm">
            <draw:text-box>
              <text:p text:style-name="P3"><text:span text:style-name="T1">Feed last observed evaluation metrics into Exploit NN</text:span></text:p>
            </draw:text-box>
          </draw:frame>
        </draw:g>
        <draw:frame draw:style-name="gr13" draw:text-style-name="P8" draw:layer="layout" svg:width="1.778cm" svg:height="1.099cm" svg:x="6.969cm" svg:y="11.309cm">
          <draw:text-box>
            <text:p text:style-name="P7"><text:span text:style-name="T2">Yes, </text:span></text:p>
            <text:p text:style-name="P7"><text:span text:style-name="T2">Exploit</text:span></text:p>
          </draw:text-box>
        </draw:frame>
        <draw:g xml:id="id9" draw:id="id9">
          <draw:g>
            <draw:polygon draw:style-name="gr1" draw:text-style-name="P1" draw:layer="layout" svg:width="4.317cm" svg:height="1.627cm" svg:x="14.975cm" svg:y="10.527cm" svg:viewBox="0 0 4318 1628" draw:points="0,1628 4318,1628 4318,0 0,0">
              <text:p/>
            </draw:polygon>
            <draw:polygon draw:style-name="gr2" draw:text-style-name="P2" draw:layer="layout" svg:width="4.317cm" svg:height="1.627cm" svg:x="14.975cm" svg:y="10.527cm" svg:viewBox="0 0 4318 1628" draw:points="0,1628 4318,1628 4318,0 0,0">
              <text:p/>
            </draw:polygon>
          </draw:g>
          <draw:frame draw:style-name="gr6" draw:text-style-name="P4" draw:layer="layout" svg:width="4.316cm" svg:height="2.315cm" svg:x="14.975cm" svg:y="10.184cm">
            <draw:text-box>
              <text:p text:style-name="P3"><text:span text:style-name="T1">Feed every possible action into Explore NN</text:span></text:p>
            </draw:text-box>
          </draw:frame>
        </draw:g>
        <draw:frame draw:style-name="gr14" draw:text-style-name="P8" draw:layer="layout" svg:width="1.793cm" svg:height="1.099cm" svg:x="12.923cm" svg:y="11.309cm">
          <draw:text-box>
            <text:p text:style-name="P7"><text:span text:style-name="T2">No,</text:span></text:p>
            <text:p text:style-name="P7"><text:span text:style-name="T2">Explore</text:span></text:p>
          </draw:text-box>
        </draw:frame>
        <draw:frame draw:style-name="gr9" draw:text-style-name="P6" draw:layer="layout" svg:width="4.828cm" svg:height="1.099cm" svg:x="17.635cm" svg:y="12.22cm">
          <draw:text-box>
            <text:p><text:span text:style-name="T2">Returns expected fitness </text:span></text:p>
            <text:p><text:span text:style-name="T2">values for each action</text:span></text:p>
          </draw:text-box>
        </draw:frame>
        <draw:frame draw:style-name="gr15" draw:text-style-name="P6" draw:layer="layout" svg:width="1.778cm" svg:height="0.776cm" svg:x="13.065cm" svg:y="14.589cm">
          <draw:text-box>
            <text:p><text:span text:style-name="T2">Guided</text:span></text:p>
          </draw:text-box>
        </draw:frame>
        <draw:frame draw:style-name="gr10" draw:text-style-name="P6" draw:layer="layout" svg:width="2.178cm" svg:height="0.747cm" svg:x="19.161cm" svg:y="14.589cm">
          <draw:text-box>
            <text:p><text:span text:style-name="T2">Unguided</text:span></text:p>
          </draw:text-box>
        </draw:frame>
        <draw:g>
          <draw:g xml:id="id10" draw:id="id10">
            <draw:g>
              <draw:polygon draw:style-name="gr1" draw:text-style-name="P1" draw:layer="layout" svg:width="4.317cm" svg:height="1.627cm" svg:x="14.968cm" svg:y="13.604cm" svg:viewBox="0 0 4318 1628" draw:points="0,1628 4318,1628 4318,0 0,0">
                <text:p/>
              </draw:polygon>
              <draw:polygon draw:style-name="gr2" draw:text-style-name="P2" draw:layer="layout" svg:width="4.317cm" svg:height="1.627cm" svg:x="14.982cm" svg:y="13.604cm" svg:viewBox="0 0 4318 1628" draw:points="0,1628 4318,1628 4318,0 0,0">
                <text:p/>
              </draw:polygon>
            </draw:g>
            <draw:frame draw:style-name="gr6" draw:text-style-name="P4" draw:layer="layout" svg:width="4.316cm" svg:height="2.315cm" svg:x="14.968cm" svg:y="13.261cm">
              <draw:text-box>
                <text:p text:style-name="P3"><text:span text:style-name="T1">Choose whether guided or unguided explore</text:span></text:p>
              </draw:text-box>
            </draw:frame>
          </draw:g>
          <draw:g xml:id="id12" draw:id="id12">
            <draw:g>
              <draw:polygon draw:style-name="gr1" draw:text-style-name="P1" draw:layer="layout" svg:width="4.317cm" svg:height="1.27cm" svg:x="8.625cm" svg:y="13.783cm" svg:viewBox="0 0 4318 1271" draw:points="0,1271 4318,1271 4318,0 0,0">
                <text:p/>
              </draw:polygon>
              <draw:polygon draw:style-name="gr2" draw:text-style-name="P2" draw:layer="layout" svg:width="4.317cm" svg:height="1.27cm" svg:x="8.625cm" svg:y="13.783cm" svg:viewBox="0 0 4318 1271" draw:points="0,1271 4318,1271 4318,0 0,0">
                <text:p/>
              </draw:polygon>
            </draw:g>
            <draw:frame draw:style-name="gr3" draw:text-style-name="P4" draw:layer="layout" svg:width="4.316cm" svg:height="1.807cm" svg:x="8.625cm" svg:y="13.515cm">
              <draw:text-box>
                <text:p text:style-name="P3"><text:span text:style-name="T1">Choose action where fit_pred &gt;= threshold</text:span></text:p>
              </draw:text-box>
            </draw:frame>
          </draw:g>
          <draw:g xml:id="id11" draw:id="id11">
            <draw:g>
              <draw:polygon draw:style-name="gr1" draw:text-style-name="P1" draw:layer="layout" svg:width="4.317cm" svg:height="1.27cm" svg:x="21.325cm" svg:y="13.783cm" svg:viewBox="0 0 4318 1271" draw:points="0,1271 4318,1271 4318,0 0,0">
                <text:p/>
              </draw:polygon>
              <draw:polygon draw:style-name="gr2" draw:text-style-name="P2" draw:layer="layout" svg:width="4.317cm" svg:height="1.27cm" svg:x="21.325cm" svg:y="13.783cm" svg:viewBox="0 0 4318 1271" draw:points="0,1271 4318,1271 4318,0 0,0">
                <text:p/>
              </draw:polygon>
            </draw:g>
            <draw:frame draw:style-name="gr3" draw:text-style-name="P4" draw:layer="layout" svg:width="4.316cm" svg:height="1.807cm" svg:x="21.325cm" svg:y="13.515cm">
              <draw:text-box>
                <text:p text:style-name="P3"><text:span text:style-name="T1">Choose action where fit_pred &lt; threshold</text:span></text:p>
              </draw:text-box>
            </draw:frame>
          </draw:g>
        </draw:g>
        <draw:g xml:id="id13" draw:id="id13">
          <draw:g>
            <draw:polygon draw:style-name="gr1" draw:text-style-name="P1" draw:layer="layout" svg:width="4.317cm" svg:height="1.27cm" svg:x="8.62cm" svg:y="16.479cm" svg:viewBox="0 0 4318 1271" draw:points="0,1271 4318,1271 4318,0 0,0">
              <text:p/>
            </draw:polygon>
            <draw:polygon draw:style-name="gr2" draw:text-style-name="P2" draw:layer="layout" svg:width="4.317cm" svg:height="1.27cm" svg:x="8.62cm" svg:y="16.479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8.62cm" svg:y="16.211cm">
            <draw:text-box>
              <text:p text:style-name="P3"><text:span text:style-name="T1">Transmit Action to ISS</text:span></text:p>
            </draw:text-box>
          </draw:frame>
        </draw:g>
        <draw:g xml:id="id16" draw:id="id16">
          <draw:g>
            <draw:polygon draw:style-name="gr1" draw:text-style-name="P1" draw:layer="layout" svg:width="4.317cm" svg:height="1.27cm" svg:x="8.62cm" svg:y="19.175cm" svg:viewBox="0 0 4318 1271" draw:points="0,1271 4318,1271 4318,0 0,0">
              <text:p/>
            </draw:polygon>
            <draw:polygon draw:style-name="gr2" draw:text-style-name="P2" draw:layer="layout" svg:width="4.317cm" svg:height="1.27cm" svg:x="8.62cm" svg:y="19.175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8.62cm" svg:y="18.907cm">
            <draw:text-box>
              <text:p text:style-name="P3"><text:span text:style-name="T1">Add response to history buffer</text:span></text:p>
            </draw:text-box>
          </draw:frame>
        </draw:g>
        <draw:frame draw:style-name="gr11" draw:text-style-name="P6" draw:layer="layout" svg:width="4.202cm" svg:height="0.747cm" svg:x="3.915cm" svg:y="19.147cm">
          <draw:text-box>
            <text:p><text:span text:style-name="T2">History buffer not full</text:span></text:p>
          </draw:text-box>
        </draw:frame>
        <draw:frame draw:style-name="gr12" draw:text-style-name="P6" draw:layer="layout" svg:width="3.516cm" svg:height="0.747cm" svg:x="14.38cm" svg:y="19.005cm">
          <draw:text-box>
            <text:p><text:span text:style-name="T2">History buffer full</text:span></text:p>
          </draw:text-box>
        </draw:frame>
        <draw:connector draw:style-name="gr4" draw:text-style-name="P5" draw:layer="layout" svg:x1="8.622cm" svg:y1="11.341cm" svg:x2="6.593cm" svg:y2="11.341cm" draw:start-shape="id7" draw:start-glue-point="3" draw:end-shape="id8" draw:end-glue-point="1" svg:d="M8622 11341h-2029" svg:viewBox="0 0 2030 1">
          <text:p/>
        </draw:connector>
        <draw:connector draw:style-name="gr4" draw:text-style-name="P5" draw:layer="layout" svg:x1="12.94cm" svg:y1="11.341cm" svg:x2="14.975cm" svg:y2="11.341cm" draw:start-shape="id7" draw:start-glue-point="1" draw:end-shape="id9" draw:end-glue-point="3" svg:d="M12940 11341h2035" svg:viewBox="0 0 2036 1">
          <text:p/>
        </draw:connector>
        <draw:connector draw:style-name="gr4" draw:text-style-name="P5" draw:layer="layout" svg:x1="19.3cm" svg:y1="14.418cm" svg:x2="21.325cm" svg:y2="14.418cm" draw:start-shape="id10" draw:start-glue-point="1" draw:end-shape="id11" draw:end-glue-point="3" svg:d="M19300 14418h2025" svg:viewBox="0 0 2026 1">
          <text:p/>
        </draw:connector>
        <draw:connector draw:style-name="gr4" draw:text-style-name="P5" draw:layer="layout" svg:x1="14.968cm" svg:y1="14.418cm" svg:x2="12.943cm" svg:y2="14.418cm" draw:start-shape="id10" draw:start-glue-point="3" draw:end-shape="id12" draw:end-glue-point="1" svg:d="M14968 14418h-2025" svg:viewBox="0 0 2026 1">
          <text:p/>
        </draw:connector>
        <draw:connector draw:style-name="gr4" draw:text-style-name="P5" draw:layer="layout" svg:x1="23.484cm" svg:y1="15.322cm" svg:x2="12.938cm" svg:y2="17.114cm" draw:start-shape="id11" draw:start-glue-point="2" draw:end-shape="id13" draw:end-glue-point="1" svg:d="M23484 15322v1792h-10546" svg:viewBox="0 0 10547 1793">
          <text:p/>
        </draw:connector>
        <draw:connector draw:style-name="gr4" draw:text-style-name="P5" draw:layer="layout" svg:x1="2.275cm" svg:y1="11.341cm" svg:x2="8.62cm" svg:y2="17.114cm" draw:start-shape="id8" draw:start-glue-point="3" draw:end-shape="id13" draw:end-glue-point="3" svg:d="M2275 11341h-513v5773h6858" svg:viewBox="0 0 6859 5774">
          <text:p/>
        </draw:connector>
        <draw:connector draw:style-name="gr4" draw:text-style-name="P5" draw:layer="layout" svg:x1="10.783cm" svg:y1="15.322cm" svg:x2="10.779cm" svg:y2="16.211cm" draw:end-shape="id13" draw:end-glue-point="0" svg:d="M10783 15322v195h-4v694" svg:viewBox="0 0 5 890">
          <text:p/>
        </draw:connector>
        <draw:connector draw:style-name="gr4" draw:text-style-name="P5" draw:layer="layout" svg:x1="17.134cm" svg:y1="12.499cm" svg:x2="17.134cm" svg:y2="13.261cm" draw:start-shape="id9" draw:start-glue-point="2" draw:end-shape="id10" draw:end-glue-point="0" svg:d="M17134 12499v762" svg:viewBox="0 0 1 763">
          <text:p/>
        </draw:connector>
        <draw:connector draw:style-name="gr4" draw:text-style-name="P5" draw:layer="layout" svg:x1="10.781cm" svg:y1="7.463cm" svg:x2="10.781cm" svg:y2="8.047cm" draw:start-shape="id14" draw:start-glue-point="2" draw:end-shape="id15" draw:end-glue-point="0" svg:d="M10781 7463v584" svg:viewBox="0 0 1 585">
          <text:p/>
        </draw:connector>
        <draw:connector draw:style-name="gr4" draw:text-style-name="P5" draw:layer="layout" svg:x1="10.779cm" svg:y1="18.018cm" svg:x2="10.779cm" svg:y2="18.907cm" draw:start-shape="id13" draw:start-glue-point="2" draw:end-shape="id16" draw:end-glue-point="0" svg:d="M10779 18018v889" svg:viewBox="0 0 1 890">
          <text:p/>
        </draw:connector>
        <draw:connector draw:style-name="gr4" draw:text-style-name="P5" draw:layer="layout" draw:line-skew="12.727cm" svg:x1="12.938cm" svg:y1="19.81cm" svg:x2="12.94cm" svg:y2="4.167cm" draw:start-shape="id16" draw:start-glue-point="1" draw:end-shape="id17" draw:end-glue-point="1" svg:d="M12938 19810h13242v-15643h-13240" svg:viewBox="0 0 13243 15644">
          <text:p/>
        </draw:connector>
        <draw:connector draw:style-name="gr4" draw:text-style-name="P5" draw:layer="layout" svg:x1="10.781cm" svg:y1="2.68cm" svg:x2="10.781cm" svg:y2="3.264cm" draw:start-shape="id18" draw:start-glue-point="2" draw:end-shape="id17" draw:end-glue-point="0" svg:d="M10781 2680v584" svg:viewBox="0 0 1 585">
          <text:p/>
        </draw:connector>
        <draw:g>
          <draw:line draw:style-name="gr16" draw:text-style-name="P5" draw:layer="layout" svg:x1="1.254cm" svg:y1="20.111cm" svg:x2="1.254cm" svg:y2="9.932cm">
            <text:p/>
          </draw:line>
        </draw:g>
        <draw:g>
          <draw:g>
            <draw:line draw:style-name="gr16" draw:text-style-name="P5" draw:layer="layout" svg:x1="8.62cm" svg:y1="20.092cm" svg:x2="1.254cm" svg:y2="20.092cm">
              <text:p/>
            </draw:line>
            <draw:line draw:style-name="gr16" draw:text-style-name="P5" draw:layer="layout" svg:x1="1.254cm" svg:y1="9.911cm" svg:x2="9.763cm" svg:y2="9.911cm">
              <text:p/>
            </draw:line>
          </draw:g>
          <draw:line draw:style-name="gr4" draw:text-style-name="P5" draw:layer="layout" svg:x1="9.763cm" svg:y1="9.932cm" svg:x2="9.763cm" svg:y2="10.44cm">
            <text:p/>
          </draw:line>
        </draw:g>
        <draw:g xml:id="id15" draw:id="id15">
          <draw:g>
            <draw:polygon draw:style-name="gr1" draw:text-style-name="P1" draw:layer="layout" svg:width="4.317cm" svg:height="1.27cm" svg:x="8.622cm" svg:y="8.315cm" svg:viewBox="0 0 4318 1271" draw:points="0,1271 4318,1271 4318,0 0,0">
              <text:p/>
            </draw:polygon>
            <draw:polygon draw:style-name="gr2" draw:text-style-name="P2" draw:layer="layout" svg:width="4.317cm" svg:height="1.27cm" svg:x="8.622cm" svg:y="8.315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8.622cm" svg:y="8.047cm">
            <draw:text-box>
              <text:p text:style-name="P3"><text:span text:style-name="T1">Choose random number x from U(0,1)</text:span></text:p>
            </draw:text-box>
          </draw:frame>
        </draw:g>
        <draw:g xml:id="id14" draw:id="id14">
          <draw:g>
            <draw:polygon draw:style-name="gr1" draw:text-style-name="P1" draw:layer="layout" svg:width="4.317cm" svg:height="1.27cm" svg:x="8.622cm" svg:y="5.924cm" svg:viewBox="0 0 4318 1271" draw:points="0,1271 4318,1271 4318,0 0,0">
              <text:p/>
            </draw:polygon>
            <draw:polygon draw:style-name="gr2" draw:text-style-name="P2" draw:layer="layout" svg:width="4.317cm" svg:height="1.27cm" svg:x="8.622cm" svg:y="5.924cm" svg:viewBox="0 0 4318 1271" draw:points="0,1271 4318,1271 4318,0 0,0">
              <text:p/>
            </draw:polygon>
          </draw:g>
          <draw:frame draw:style-name="gr3" draw:text-style-name="P4" draw:layer="layout" svg:width="4.316cm" svg:height="1.807cm" svg:x="8.622cm" svg:y="5.656cm">
            <draw:text-box>
              <text:p text:style-name="P3"><text:span text:style-name="T3">Update </text:span><text:span text:style-name="T1">ϵ</text:span></text:p>
            </draw:text-box>
          </draw:frame>
        </draw:g>
        <draw:connector draw:style-name="gr4" draw:text-style-name="P5" draw:layer="layout" svg:x1="10.781cm" svg:y1="5.071cm" svg:x2="10.781cm" svg:y2="5.656cm" draw:start-shape="id17" draw:start-glue-point="2" draw:end-shape="id14" draw:end-glue-point="0" svg:d="M10781 5071v585" svg:viewBox="0 0 1 586">
          <text:p/>
        </draw:connector>
        <draw:connector draw:style-name="gr4" draw:text-style-name="P5" draw:layer="layout" svg:x1="10.781cm" svg:y1="9.854cm" svg:x2="10.781cm" svg:y2="10.438cm" draw:start-shape="id15" draw:start-glue-point="2" draw:end-shape="id7" draw:end-glue-point="0" svg:d="M10781 9854v584" svg:viewBox="0 0 1 585">
          <text:p/>
        </draw:connector>
        <draw:frame draw:style-name="gr9" draw:text-style-name="P6" draw:layer="layout" svg:width="4.828cm" svg:height="1.099cm" svg:x="2.014cm" svg:y="15.859cm">
          <draw:text-box>
            <text:p><text:span text:style-name="T2">Returns action </text:span></text:p>
            <text:p><text:span text:style-name="T2">to be tak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4:05:52.595000000</meta:creation-date>
    <dc:date>2018-11-30T22:29:14.104000000</dc:date>
    <meta:editing-duration>PT59M39S</meta:editing-duration>
    <meta:editing-cycles>33</meta:editing-cycles>
    <meta:generator>LibreOffice/6.0.4.2$Windows_X86_64 LibreOffice_project/9b0d9b32d5dcda91d2f1a96dc04c645c450872bf</meta:generator>
    <meta:document-statistic meta:object-count="179"/>
  </office:meta>
</office:document-meta>
</file>